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176cm"/>
      <style:paragraph-properties style:writing-mode="lr-tb"/>
    </style:style>
    <style:style style:name="gr3" style:family="graphic" style:parent-style-name="standard">
      <style:graphic-properties draw:stroke="none" draw:fill="none" fo:min-height="5.972cm"/>
      <style:paragraph-properties style:writing-mode="lr-tb"/>
    </style:style>
    <style:style style:name="gr4" style:family="graphic" style:parent-style-name="standard">
      <style:graphic-properties draw:stroke="none" draw:fill="none" fo:min-height="6.768cm"/>
      <style:paragraph-properties style:writing-mode="lr-tb"/>
    </style:style>
    <style:style style:name="gr5" style:family="graphic" style:parent-style-name="standard">
      <style:graphic-properties draw:stroke="none" draw:fill="none" fo:min-height="6.9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If.. Else.. Else If Sta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lang Conditional Statem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if statement - executes some code if one condition is true</text:p>
              </text:list-item>
              <text:list-item>
                <text:p>The if...else statement - executes some code if a condition is true and another code if that condition is false</text:p>
              </text:list-item>
              <text:list-item>
                <text:p>The if...else if....else statement - executes different codes for more than two conditions</text:p>
              </text:list-item>
              <text:list-item>
                <text:p>The switch...case statement - selects one of many blocks of code to be execu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- if Stateme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5.316cm" svg:height="5.426cm" svg:x="2.2cm" svg:y="5.193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)</text:p>
            <text:p text:style-name="P2"> </text:p>
            <text:p text:style-name="P2">func main() {</text:p>
            <text:p text:style-name="P2"><text:s text:c="8"/>var s = "Japan"</text:p>
            <text:p text:style-name="P2"><text:s text:c="8"/>x := true</text:p>
            <text:p text:style-name="P2"><text:s text:c="8"/>if x {</text:p>
            <text:p text:style-name="P2"><text:s text:c="16"/>fmt.Println(s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- if...else Stateme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6.457cm" svg:height="6.222cm" svg:x="1.8cm" svg:y="4.795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)</text:p>
            <text:p text:style-name="P2"> </text:p>
            <text:p text:style-name="P2">func main() {</text:p>
            <text:p text:style-name="P2"><text:s text:c="8"/>x := 100</text:p>
            <text:p text:style-name="P2"> </text:p>
            <text:p text:style-name="P2"><text:s text:c="8"/>if x == 100 {</text:p>
            <text:p text:style-name="P2"><text:s text:c="16"/>fmt.Println("Japan")</text:p>
            <text:p text:style-name="P2"><text:s text:c="8"/>} else {</text:p>
            <text:p text:style-name="P2"><text:s text:c="16"/>fmt.Println("Canada"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- if...else if...else Stateme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6.963cm" svg:height="7.018cm" svg:x="1.4cm" svg:y="4.397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)</text:p>
            <text:p text:style-name="P2"> </text:p>
            <text:p text:style-name="P2">func main() {</text:p>
            <text:p text:style-name="P2"><text:s text:c="8"/>x := 100</text:p>
            <text:p text:style-name="P2"> </text:p>
            <text:p text:style-name="P2"><text:s text:c="8"/>if x == 50 {</text:p>
            <text:p text:style-name="P2"><text:s text:c="16"/>fmt.Println("Germany")</text:p>
            <text:p text:style-name="P2"><text:s text:c="8"/>} else if x == 100 {</text:p>
            <text:p text:style-name="P2"><text:s text:c="16"/>fmt.Println("Japan")</text:p>
            <text:p text:style-name="P2"><text:s text:c="8"/>} else {</text:p>
            <text:p text:style-name="P2"><text:s text:c="16"/>fmt.Println("Canada"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- if statement initializ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20cm" svg:height="7.2cm" svg:x="2.2cm" svg:y="5cm">
          <draw:text-box>
            <text:p text:style-name="P2">package main</text:p>
            <text:p text:style-name="P2"> </text:p>
            <text:p text:style-name="P2">import (</text:p>
            <text:p text:style-name="P2"><text:s text:c="8"/>"fmt"</text:p>
            <text:p text:style-name="P2">)</text:p>
            <text:p text:style-name="P2"> </text:p>
            <text:p text:style-name="P2">func main() {</text:p>
            <text:p text:style-name="P2"><text:s text:c="8"/>if x := 100; x == 100 {</text:p>
            <text:p text:style-name="P2"><text:s text:c="16"/>fmt.Println("Germany"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1:54:40.704417543</meta:creation-date>
    <dc:date>2021-02-03T11:58:31.703321119</dc:date>
    <meta:editing-duration>PT10S</meta:editing-duration>
    <meta:editing-cycles>1</meta:editing-cycles>
    <meta:document-statistic meta:object-count="49"/>
    <meta:generator>LibreOffice/6.4.6.2$Linux_X86_64 LibreOffice_project/40$Build-2</meta:generator>
  </office:meta>
</office:document-meta>
</file>